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db41" officeooo:paragraph-rsid="0012db41"/>
    </style:style>
    <style:style style:name="P2" style:family="paragraph" style:parent-style-name="Standard">
      <style:paragraph-properties fo:text-align="justify" style:justify-single-word="false"/>
      <style:text-properties officeooo:rsid="0014f360" officeooo:paragraph-rsid="0014f3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булкасимов Манас Мукитович</text:p>
      <text:p text:style-name="P2">Яркость — количество световой энергии</text:p>
      <text:p text:style-name="P2">Контрастность — отношение максимальной яркости к минимальной</text:p>
      <text:p text:style-name="P2">Время реакции — время, за которое яркость становится не меньше 90 процентов</text:p>
      <text:p text:style-name="P2">Время релаксации — время за которое яркость становится меньше 10 процентов</text:p>
      <text:p text:style-name="P2"/>
      <text:p text:style-name="P2">Ввремя отклика — время реакции + время релаксации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3:02:23.539627132</meta:creation-date>
    <meta:generator>LibreOffice/5.1.6.2$Linux_X86_64 LibreOffice_project/10m0$Build-2</meta:generator>
    <dc:date>2019-02-11T15:40:11.851311769</dc:date>
    <meta:editing-duration>PT30M52S</meta:editing-duration>
    <meta:editing-cycles>3</meta:editing-cycles>
    <meta:document-statistic meta:table-count="0" meta:image-count="0" meta:object-count="0" meta:page-count="1" meta:paragraph-count="6" meta:word-count="41" meta:character-count="322" meta:non-whitespace-character-count="282"/>
  </office:meta>
</office:document-meta>
</file>